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fill-color="#99ccff" draw:textarea-horizontal-align="justify" draw:textarea-vertical-align="middle" draw:auto-grow-height="false" fo:min-height="9.75cm" fo:min-width="2.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-color="#ffffff" draw:textarea-horizontal-align="justify" draw:textarea-vertical-align="middle" draw:auto-grow-height="false" fo:min-height="0.964cm" fo:min-width="0.714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draw:textarea-horizontal-align="right" draw:textarea-vertical-align="justify" draw:auto-grow-height="false" draw:auto-grow-width="true" fo:max-width="0cm" fo:min-width="2.326cm" fo:padding-top="0.225cm" fo:padding-bottom="0.225cm" fo:padding-left="0.35cm" fo:padding-right="0.35cm"/>
      <style:paragraph-properties style:writing-mode="tb-rl"/>
    </style:style>
    <style:style style:name="gr4" style:family="graphic" style:parent-style-name="standard">
      <style:graphic-properties svg:stroke-width="0.2cm" draw:fill-color="#99ccff" draw:textarea-horizontal-align="justify" draw:textarea-vertical-align="middle" draw:auto-grow-height="false" fo:min-height="13.55cm" fo:min-width="2.5cm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1.69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measure" style:list-style-name="L1">
      <style:graphic-properties svg:stroke-width="0.2cm" draw:marker-start-width="0.5cm" draw:marker-end-width="0.5cm" draw:textarea-vertical-align="middle" draw:line-distance="0.6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99cc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style:writing-mode="tb-rl"/>
      <style:text-properties style:font-name="メイリオ" fo:font-size="44pt" style:font-name-asian="メイリオ" style:font-size-asian="44pt" style:font-size-complex="44pt"/>
    </style:style>
    <style:style style:name="P4" style:family="paragraph">
      <loext:graphic-properties draw:fill="none" draw:fill-color="#ffffff"/>
      <style:paragraph-properties style:writing-mode="tb-rl"/>
      <style:text-properties style:font-name="メイリオ" fo:font-size="44pt" style:font-name-asian="メイリオ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ヒラギノ明朝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style:font-name="メイリオ" fo:font-size="48pt" style:font-name-asian="メイリオ" style:font-size-asian="48pt" style:font-size-complex="48pt"/>
    </style:style>
    <style:style style:name="P9" style:family="paragraph">
      <loext:graphic-properties draw:fill="none" draw:fill-color="#ffffff"/>
      <style:text-properties style:font-name="メイリオ" fo:font-size="48pt" style:font-name-asian="メイリオ" style:font-size-asian="48pt" style:font-size-complex="48pt"/>
    </style:style>
    <style:style style:name="T1" style:family="text">
      <style:text-properties style:font-name="メイリオ" fo:font-size="44pt" style:font-name-asian="メイリオ" style:font-size-asian="44pt" style:font-size-complex="44pt"/>
    </style:style>
    <style:style style:name="T2" style:family="text"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style:style style:name="T3" style:family="text">
      <style:text-properties style:font-name="メイリオ" fo:font-size="48pt" style:font-name-asian="メイリオ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2cm" svg:height="10.2cm" svg:x="3.974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cm" svg:height="2cm" svg:x="4.574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cm" svg:height="2cm" svg:x="4.542cm" svg:y="1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026cm" svg:height="1.8cm" svg:x="4.574cm" svg:y="10.1cm">
          <draw:text-box>
            <text:p text:style-name="P3"><text:span text:style-name="T1">…</text:span></text:p>
          </draw:text-box>
        </draw:frame>
        <draw:custom-shape draw:style-name="gr1" draw:text-style-name="P1" draw:layer="layout" svg:width="3.2cm" svg:height="10.2cm" svg:x="22.024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cm" svg:height="2cm" svg:x="22.624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2cm" svg:height="2cm" svg:x="22.592cm" svg:y="1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026cm" svg:height="1.8cm" svg:x="22.624cm" svg:y="10.1cm">
          <draw:text-box>
            <text:p text:style-name="P3"><text:span text:style-name="T1">…</text:span></text:p>
          </draw:text-box>
        </draw:frame>
        <draw:g>
          <draw:custom-shape draw:style-name="gr4" draw:text-style-name="P1" draw:layer="layout" svg:width="3.2cm" svg:height="14cm" svg:x="9cm" svg:y="4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3.026cm" svg:height="1.8cm" svg:x="9.574cm" svg:y="10.1cm">
          <draw:text-box>
            <text:p text:style-name="P3"><text:span text:style-name="T1">…</text:span></text:p>
          </draw:text-box>
        </draw:frame>
        <draw:line draw:style-name="gr5" draw:text-style-name="P5" draw:layer="layout" svg:x1="1.5cm" svg:y1="8cm" svg:x2="4.574cm" svg:y2="8cm">
          <text:p/>
        </draw:line>
        <draw:line draw:style-name="gr5" draw:text-style-name="P5" draw:layer="layout" svg:x1="1.5cm" svg:y1="14cm" svg:x2="4.574cm" svg:y2="14cm">
          <text:p/>
        </draw:line>
        <draw:line draw:style-name="gr5" draw:text-style-name="P5" draw:layer="layout" svg:x1="24.55cm" svg:y1="8cm" svg:x2="27.624cm" svg:y2="8cm">
          <text:p/>
        </draw:line>
        <draw:line draw:style-name="gr5" draw:text-style-name="P5" draw:layer="layout" svg:x1="24.5cm" svg:y1="14cm" svg:x2="27.574cm" svg:y2="14cm">
          <text:p/>
        </draw:line>
        <draw:frame draw:style-name="gr6" draw:text-style-name="P6" draw:layer="layout" svg:width="4.1cm" svg:height="2.14cm" svg:x="3.4cm" svg:y="3.9cm">
          <draw:text-box>
            <text:p><text:span text:style-name="T2">入力層</text:span></text:p>
          </draw:text-box>
        </draw:frame>
        <draw:frame draw:style-name="gr6" draw:text-style-name="P6" draw:layer="layout" svg:width="8.9cm" svg:height="2.14cm" svg:x="10.1cm" svg:y="1.4cm">
          <draw:text-box>
            <text:p><text:span text:style-name="T2">中間（隠れ）層</text:span></text:p>
          </draw:text-box>
        </draw:frame>
        <draw:frame draw:style-name="gr6" draw:text-style-name="P6" draw:layer="layout" svg:width="4.3cm" svg:height="2.14cm" svg:x="21.6cm" svg:y="4cm">
          <draw:text-box>
            <text:p><text:span text:style-name="T2">出力層</text:span></text:p>
          </draw:text-box>
        </draw:frame>
        <draw:g xml:id="id5" draw:id="id5">
          <draw:custom-shape draw:style-name="gr2" draw:text-style-name="P2" draw:layer="layout" svg:width="2cm" svg:height="2cm" svg:x="9.601cm" svg:y="1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2" draw:text-style-name="P2" draw:layer="layout" svg:width="2cm" svg:height="2cm" svg:x="9.626cm" svg:y="12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2" draw:text-style-name="P2" draw:layer="layout" svg:width="2cm" svg:height="2cm" svg:x="9.551cm" svg:y="7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2" draw:text-style-name="P2" draw:layer="layout" svg:width="2cm" svg:height="2cm" svg:x="9.576cm" svg:y="4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5" draw:layer="layout" draw:type="line" svg:x1="6.574cm" svg:y1="8.1cm" svg:x2="9.576cm" svg:y2="5.829cm" draw:start-shape="id1" draw:start-glue-point="10" draw:end-shape="id2" draw:end-glue-point="3" svg:d="M6574 8100l3002-2271" svg:viewBox="0 0 3003 2272">
          <text:p/>
        </draw:connector>
        <draw:connector draw:style-name="gr7" draw:text-style-name="P5" draw:layer="layout" draw:type="line" svg:x1="6.574cm" svg:y1="8.1cm" svg:x2="9.551cm" svg:y2="8.653cm" draw:start-shape="id1" draw:start-glue-point="10" draw:end-shape="id3" svg:d="M6574 8100l2977 553" svg:viewBox="0 0 2978 554">
          <text:p/>
        </draw:connector>
        <draw:connector draw:style-name="gr7" draw:text-style-name="P5" draw:layer="layout" draw:type="line" svg:x1="6.574cm" svg:y1="8.1cm" svg:x2="9.626cm" svg:y2="13.177cm" draw:start-shape="id1" draw:start-glue-point="10" draw:end-shape="id4" draw:end-glue-point="3" svg:d="M6574 8100l3052 5077" svg:viewBox="0 0 3053 5078">
          <text:p/>
        </draw:connector>
        <draw:connector draw:style-name="gr7" draw:text-style-name="P5" draw:layer="layout" draw:type="line" svg:x1="6.574cm" svg:y1="8.1cm" svg:x2="9.601cm" svg:y2="16.101cm" draw:start-shape="id1" draw:start-glue-point="10" draw:end-shape="id5" draw:end-glue-point="3" svg:d="M6574 8100l3027 8001" svg:viewBox="0 0 3028 8002">
          <text:p/>
        </draw:connector>
        <draw:connector draw:style-name="gr7" draw:text-style-name="P5" draw:layer="layout" draw:type="line" svg:x1="6.542cm" svg:y1="14.072cm" svg:x2="9.576cm" svg:y2="5.829cm" draw:start-shape="id6" draw:start-glue-point="10" draw:end-shape="id2" draw:end-glue-point="3" svg:d="M6542 14072l3034-8243" svg:viewBox="0 0 3035 8244">
          <text:p/>
        </draw:connector>
        <draw:connector draw:style-name="gr7" draw:text-style-name="P5" draw:layer="layout" draw:type="line" svg:x1="6.542cm" svg:y1="14.072cm" svg:x2="9.551cm" svg:y2="8.653cm" draw:start-shape="id6" draw:start-glue-point="10" draw:end-shape="id3" draw:end-glue-point="3" svg:d="M6542 14072l3009-5419" svg:viewBox="0 0 3010 5420">
          <text:p/>
        </draw:connector>
        <draw:connector draw:style-name="gr7" draw:text-style-name="P5" draw:layer="layout" draw:type="line" svg:x1="6.542cm" svg:y1="14.072cm" svg:x2="9.626cm" svg:y2="13.177cm" draw:start-shape="id6" draw:start-glue-point="10" draw:end-shape="id4" draw:end-glue-point="3" svg:d="M6542 14072l3084-895" svg:viewBox="0 0 3085 896">
          <text:p/>
        </draw:connector>
        <draw:connector draw:style-name="gr7" draw:text-style-name="P5" draw:layer="layout" draw:type="line" svg:x1="6.542cm" svg:y1="14.072cm" svg:x2="9.601cm" svg:y2="16.101cm" draw:start-shape="id6" draw:start-glue-point="10" draw:end-shape="id5" draw:end-glue-point="3" svg:d="M6542 14072l3059 2029" svg:viewBox="0 0 3060 2030">
          <text:p/>
        </draw:connector>
        <draw:g>
          <draw:custom-shape draw:style-name="gr4" draw:text-style-name="P1" draw:layer="layout" svg:width="3.2cm" svg:height="14cm" svg:x="16.85cm" svg:y="4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3.026cm" svg:height="1.8cm" svg:x="17.424cm" svg:y="10.1cm">
          <draw:text-box>
            <text:p text:style-name="P3"><text:span text:style-name="T1">…</text:span></text:p>
          </draw:text-box>
        </draw:frame>
        <draw:g xml:id="id12" draw:id="id12">
          <draw:custom-shape draw:style-name="gr2" draw:text-style-name="P2" draw:layer="layout" svg:width="2cm" svg:height="2cm" svg:x="17.451cm" svg:y="1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2" draw:text-style-name="P2" draw:layer="layout" svg:width="2cm" svg:height="2cm" svg:x="17.476cm" svg:y="12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custom-shape draw:style-name="gr2" draw:text-style-name="P2" draw:layer="layout" svg:width="2cm" svg:height="2cm" svg:x="17.401cm" svg:y="7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custom-shape draw:style-name="gr2" draw:text-style-name="P2" draw:layer="layout" svg:width="2cm" svg:height="2cm" svg:x="17.426cm" svg:y="4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5" draw:layer="layout" draw:type="line" svg:x1="19.426cm" svg:y1="5.829cm" svg:x2="22.624cm" svg:y2="8.1cm" draw:start-shape="id7" draw:start-glue-point="1" draw:end-shape="id8" draw:end-glue-point="6" svg:d="M19426 5829l3198 2271" svg:viewBox="0 0 3199 2272">
          <text:p/>
        </draw:connector>
        <draw:connector draw:style-name="gr7" draw:text-style-name="P5" draw:layer="layout" draw:type="line" svg:x1="19.426cm" svg:y1="5.829cm" svg:x2="22.592cm" svg:y2="14.072cm" draw:start-shape="id7" draw:start-glue-point="1" draw:end-shape="id9" draw:end-glue-point="6" svg:d="M19426 5829l3166 8243" svg:viewBox="0 0 3167 8244">
          <text:p/>
        </draw:connector>
        <draw:connector draw:style-name="gr7" draw:text-style-name="P5" draw:layer="layout" draw:type="line" svg:x1="19.401cm" svg:y1="8.653cm" svg:x2="22.624cm" svg:y2="8.1cm" draw:start-shape="id10" draw:start-glue-point="1" draw:end-shape="id8" draw:end-glue-point="6" svg:d="M19401 8653l3223-553" svg:viewBox="0 0 3224 554">
          <text:p/>
        </draw:connector>
        <draw:connector draw:style-name="gr7" draw:text-style-name="P5" draw:layer="layout" draw:type="line" svg:x1="19.401cm" svg:y1="8.653cm" svg:x2="22.592cm" svg:y2="14.072cm" draw:start-shape="id10" draw:start-glue-point="1" draw:end-shape="id9" draw:end-glue-point="6" svg:d="M19401 8653l3191 5419" svg:viewBox="0 0 3192 5420">
          <text:p/>
        </draw:connector>
        <draw:connector draw:style-name="gr7" draw:text-style-name="P5" draw:layer="layout" draw:type="line" svg:x1="19.476cm" svg:y1="13.177cm" svg:x2="22.624cm" svg:y2="8.1cm" draw:start-shape="id11" draw:start-glue-point="1" draw:end-shape="id8" draw:end-glue-point="6" svg:d="M19476 13177l3148-5077" svg:viewBox="0 0 3149 5078">
          <text:p/>
        </draw:connector>
        <draw:connector draw:style-name="gr7" draw:text-style-name="P5" draw:layer="layout" draw:type="line" svg:x1="19.426cm" svg:y1="13.228cm" svg:x2="22.592cm" svg:y2="14.072cm" draw:end-shape="id9" draw:end-glue-point="6" svg:d="M19426 13228l3166 844" svg:viewBox="0 0 3167 845">
          <text:p/>
        </draw:connector>
        <draw:connector draw:style-name="gr7" draw:text-style-name="P5" draw:layer="layout" draw:type="line" svg:x1="19.451cm" svg:y1="16.101cm" svg:x2="22.542cm" svg:y2="14.052cm" draw:start-shape="id12" draw:start-glue-point="1" svg:d="M19451 16101l3091-2049" svg:viewBox="0 0 3092 2050">
          <text:p/>
        </draw:connector>
        <draw:connector draw:style-name="gr7" draw:text-style-name="P5" draw:layer="layout" draw:type="line" svg:x1="19.451cm" svg:y1="16.101cm" svg:x2="22.624cm" svg:y2="8.1cm" draw:start-shape="id12" draw:start-glue-point="1" draw:end-shape="id8" draw:end-glue-point="6" svg:d="M19451 16101l3173-8001" svg:viewBox="0 0 3174 8002">
          <text:p/>
        </draw:connector>
        <draw:connector draw:style-name="gr8" draw:text-style-name="P5" draw:layer="layout" draw:type="line" svg:x1="11.576cm" svg:y1="5.829cm" svg:x2="13.005cm" svg:y2="5.834cm" draw:start-shape="id2" draw:start-glue-point="1" svg:d="M11576 5829l1429 5" svg:viewBox="0 0 1430 6">
          <text:p/>
        </draw:connector>
        <draw:connector draw:style-name="gr8" draw:text-style-name="P5" draw:layer="layout" draw:type="line" svg:x1="11.551cm" svg:y1="8.653cm" svg:x2="13.032cm" svg:y2="8.643cm" draw:start-shape="id3" draw:start-glue-point="1" svg:d="M11551 8653l1481-10" svg:viewBox="0 0 1482 11">
          <text:p/>
        </draw:connector>
        <draw:connector draw:style-name="gr8" draw:text-style-name="P5" draw:layer="layout" draw:type="line" svg:x1="11.626cm" svg:y1="13.177cm" svg:x2="13.059cm" svg:y2="13.166cm" draw:start-shape="id4" draw:start-glue-point="1" svg:d="M11626 13177l1433-11" svg:viewBox="0 0 1434 12">
          <text:p/>
        </draw:connector>
        <draw:connector draw:style-name="gr8" draw:text-style-name="P5" draw:layer="layout" draw:type="line" svg:x1="11.601cm" svg:y1="16.101cm" svg:x2="13.059cm" svg:y2="16.109cm" draw:start-shape="id5" draw:start-glue-point="1" svg:d="M11601 16101l1458 8" svg:viewBox="0 0 1459 9">
          <text:p/>
        </draw:connector>
        <draw:connector draw:style-name="gr8" draw:text-style-name="P5" draw:layer="layout" draw:type="line" svg:x1="16.003cm" svg:y1="5.834cm" svg:x2="17.426cm" svg:y2="5.829cm" draw:end-shape="id7" draw:end-glue-point="3" svg:d="M16003 5834l1423-5" svg:viewBox="0 0 1424 6">
          <text:p/>
        </draw:connector>
        <draw:measure draw:style-name="gr9" draw:text-style-name="P7" draw:layer="measurelines" svg:x1="9cm" svg:y1="4cm" svg:x2="19.991cm" svg:y2="4cm">
          <text:p text:style-name="P7"/>
        </draw:measure>
        <draw:connector draw:style-name="gr8" draw:text-style-name="P5" draw:layer="layout" draw:type="line" svg:x1="16.029cm" svg:y1="8.67cm" svg:x2="17.401cm" svg:y2="8.653cm" draw:end-shape="id10" draw:end-glue-point="3" svg:d="M16029 8670l1372-17" svg:viewBox="0 0 1373 18">
          <text:p/>
        </draw:connector>
        <draw:connector draw:style-name="gr8" draw:text-style-name="P5" draw:layer="layout" draw:type="line" svg:x1="16.163cm" svg:y1="13.192cm" svg:x2="17.476cm" svg:y2="13.177cm" draw:end-shape="id11" draw:end-glue-point="3" svg:d="M16163 13192l1313-15" svg:viewBox="0 0 1314 16">
          <text:p/>
        </draw:connector>
        <draw:connector draw:style-name="gr8" draw:text-style-name="P5" draw:layer="layout" draw:type="line" svg:x1="16.083cm" svg:y1="16.109cm" svg:x2="17.451cm" svg:y2="16.101cm" draw:end-shape="id12" draw:end-glue-point="3" svg:d="M16083 16109l1368-8" svg:viewBox="0 0 1369 9">
          <text:p/>
        </draw:connector>
        <draw:frame draw:style-name="gr10" draw:text-style-name="P9" draw:layer="layout" svg:width="3.1cm" svg:height="2.783cm" svg:x="13.6cm" svg:y="9.617cm">
          <draw:text-box>
            <text:p text:style-name="P8"><text:span text:style-name="T3">…</text:span></text:p>
          </draw:text-box>
        </draw:frame>
        <draw:connector draw:style-name="gr8" draw:text-style-name="P5" draw:layer="layout" draw:type="line" svg:x1="11.577cm" svg:y1="5.83cm" svg:x2="12.979cm" svg:y2="6.529cm" svg:d="M11577 5830l1402 699" svg:viewBox="0 0 1403 700">
          <text:p/>
        </draw:connector>
        <draw:connector draw:style-name="gr8" draw:text-style-name="P5" draw:layer="layout" draw:type="line" svg:x1="11.552cm" svg:y1="8.653cm" svg:x2="12.791cm" svg:y2="7.867cm" svg:d="M11552 8653l1239-786" svg:viewBox="0 0 1240 787">
          <text:p/>
        </draw:connector>
        <draw:connector draw:style-name="gr8" draw:text-style-name="P5" draw:layer="layout" draw:type="line" svg:x1="11.552cm" svg:y1="8.653cm" svg:x2="12.791cm" svg:y2="9.419cm" svg:d="M11552 8653l1239 766" svg:viewBox="0 0 1240 767">
          <text:p/>
        </draw:connector>
        <draw:connector draw:style-name="gr8" draw:text-style-name="P5" draw:layer="layout" draw:type="line" svg:x1="11.627cm" svg:y1="13.178cm" svg:x2="12.791cm" svg:y2="12.55cm" svg:d="M11627 13178l1164-628" svg:viewBox="0 0 1165 629">
          <text:p/>
        </draw:connector>
        <draw:connector draw:style-name="gr8" draw:text-style-name="P5" draw:layer="layout" draw:type="line" svg:x1="11.627cm" svg:y1="13.178cm" svg:x2="12.791cm" svg:y2="13.835cm" svg:d="M11627 13178l1164 657" svg:viewBox="0 0 1165 658">
          <text:p/>
        </draw:connector>
        <draw:connector draw:style-name="gr8" draw:text-style-name="P5" draw:layer="layout" draw:type="line" svg:x1="11.601cm" svg:y1="16.101cm" svg:x2="12.979cm" svg:y2="15.574cm" svg:d="M11601 16101l1378-527" svg:viewBox="0 0 1379 528">
          <text:p/>
        </draw:connector>
        <draw:connector draw:style-name="gr8" draw:text-style-name="P5" draw:layer="layout" draw:type="line" svg:x1="16.083cm" svg:y1="6.529cm" svg:x2="17.427cm" svg:y2="5.83cm" svg:d="M16083 6529l1344-699" svg:viewBox="0 0 1345 700">
          <text:p/>
        </draw:connector>
        <draw:connector draw:style-name="gr8" draw:text-style-name="P5" draw:layer="layout" draw:type="line" svg:x1="16.11cm" svg:y1="7.948cm" svg:x2="17.401cm" svg:y2="8.654cm" svg:d="M16110 7948l1291 706" svg:viewBox="0 0 1292 707">
          <text:p/>
        </draw:connector>
        <draw:connector draw:style-name="gr8" draw:text-style-name="P5" draw:layer="layout" draw:type="line" svg:x1="16.163cm" svg:y1="9.419cm" svg:x2="17.402cm" svg:y2="8.654cm" svg:d="M16163 9419l1239-765" svg:viewBox="0 0 1240 766">
          <text:p/>
        </draw:connector>
        <draw:connector draw:style-name="gr8" draw:text-style-name="P5" draw:layer="layout" draw:type="line" svg:x1="16.163cm" svg:y1="12.577cm" svg:x2="17.477cm" svg:y2="13.178cm" svg:d="M16163 12577l1314 601" svg:viewBox="0 0 1315 602">
          <text:p/>
        </draw:connector>
        <draw:connector draw:style-name="gr8" draw:text-style-name="P5" draw:layer="layout" draw:type="line" svg:x1="16.217cm" svg:y1="13.835cm" svg:x2="17.477cm" svg:y2="13.178cm" svg:d="M16217 13835l1260-657" svg:viewBox="0 0 1261 658">
          <text:p/>
        </draw:connector>
        <draw:connector draw:style-name="gr8" draw:text-style-name="P5" draw:layer="layout" draw:type="line" svg:x1="16.11cm" svg:y1="15.44cm" svg:x2="17.451cm" svg:y2="16.101cm" svg:d="M16110 15440l1341 661" svg:viewBox="0 0 1342 6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9:52:29.265621000</meta:creation-date>
    <dc:date>2016-01-06T20:12:01.471164000</dc:date>
    <meta:editing-duration>PT18M31S</meta:editing-duration>
    <meta:editing-cycles>20</meta:editing-cycles>
    <meta:generator>LibreOffice/4.4.3.2$MacOSX_X86_64 LibreOffice_project/88805f81e9fe61362df02b9941de8e38a9b5fd16</meta:generator>
    <meta:document-statistic meta:object-count="75"/>
  </office:meta>
</office:document-meta>
</file>